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color="#336633" style:font-name="Calibri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669966" style:font-name="Calibri" fo:font-size="18pt" style:font-size-asian="18pt" style:font-size-complex="18pt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0" style:family="paragraph" style:parent-style-name="Titulo">
      <style:text-properties fo:language="es" fo:country="ES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3" style:family="paragraph" style:parent-style-name="Standard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15b4da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officeooo:rsid="001e9796" officeooo:paragraph-rsid="0015b4da" style:text-blinking="false" fo:background-color="transparent" style:font-size-asian="12pt" style:font-size-complex="12pt"/>
    </style:style>
    <style:style style:name="P15" style:family="paragraph" style:parent-style-name="Standard" style:master-page-name="First_20_Page">
      <style:paragraph-properties style:page-number="auto"/>
      <style:text-properties fo:language="es" fo:country="ES"/>
    </style:style>
    <style:style style:name="P16" style:family="paragraph" style:parent-style-name="Text_20_body" style:list-style-name="L1">
      <style:text-properties fo:language="es" fo:country="ES" officeooo:rsid="0020a84b" officeooo:paragraph-rsid="0020a84b"/>
    </style:style>
    <style:style style:name="P17" style:family="paragraph" style:parent-style-name="Text_20_body" style:list-style-name="L1">
      <style:text-properties fo:language="es" fo:country="ES" officeooo:rsid="001a5cfd" officeooo:paragraph-rsid="001a5cfd"/>
    </style:style>
    <style:style style:name="P18" style:family="paragraph" style:parent-style-name="Text_20_body" style:list-style-name="L2">
      <style:text-properties fo:language="es" fo:country="ES"/>
    </style:style>
    <style:style style:name="P19" style:family="paragraph" style:parent-style-name="Text_20_body" style:list-style-name="L2">
      <style:text-properties fo:language="es" fo:country="ES" officeooo:rsid="001d178e" officeooo:paragraph-rsid="001d178e"/>
    </style:style>
    <style:style style:name="P20" style:family="paragraph" style:parent-style-name="Text_20_body" style:list-style-name="L2">
      <style:text-properties fo:language="es" fo:country="ES" fo:font-style="italic" officeooo:rsid="0020678d" officeooo:paragraph-rsid="0020678d" style:font-style-asian="italic" style:font-style-complex="italic"/>
    </style:style>
    <style:style style:name="P21" style:family="paragraph" style:parent-style-name="Text_20_body" style:list-style-name="L2">
      <style:text-properties fo:language="es" fo:country="ES" fo:font-style="italic" officeooo:rsid="00212b73" officeooo:paragraph-rsid="00212b73" style:font-style-asian="italic" style:font-style-complex="italic"/>
    </style:style>
    <style:style style:name="P22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3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678d" style:font-style-asian="italic" style:font-style-complex="italic"/>
    </style:style>
    <style:style style:name="T5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rsid="001e9796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rsid="0022000d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" fo:font-size="12pt" fo:language="en" fo:country="US" style:font-size-asian="12pt" style:font-size-complex="12pt"/>
    </style:style>
    <style:style style:name="T9" style:family="text">
      <style:text-properties style:font-name="Calibri" fo:font-size="12pt" fo:language="en" fo:country="US" officeooo:rsid="001e9796" style:font-size-asian="12pt" style:font-size-complex="12pt"/>
    </style:style>
    <style:style style:name="T10" style:family="text">
      <style:text-properties officeooo:rsid="0016a04b"/>
    </style:style>
    <style:style style:name="T11" style:family="text">
      <style:text-properties officeooo:rsid="0020678d"/>
    </style:style>
    <style:style style:name="T12" style:family="text">
      <style:text-properties officeooo:rsid="0024694a"/>
    </style:style>
    <style:style style:name="T13" style:family="text">
      <style:text-properties officeooo:rsid="0027c79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15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2"/>
      <text:p text:style-name="P2"/>
      <text:p text:style-name="P3">UNIT <text:span text:style-name="T10">7</text:span>. <text:span text:style-name="T10">WINDOWS ADMINISTRATION -PART 3-</text:span></text:p>
      <text:p text:style-name="P6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Alfredo Oltra / Sergi García</text:p>
      <text:p text:style-name="P13"><text:a xlink:type="simple" xlink:href="mailto:alfredo.oltra@ceedcv.es" text:style-name="Internet_20_link" text:visited-style-name="Visited_20_Internet_20_Link"><text:span text:style-name="T9">alfredo.oltra@</text:span></text:a><text:a xlink:type="simple" xlink:href="mailto:alfredo.oltra@ceedcv.es" text:style-name="Internet_20_link" text:visited-style-name="Visited_20_Internet_20_Link"><text:span text:style-name="T8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13"><text:a xlink:type="simple" xlink:href="mailto:alfredo.oltra@ceedcv.es" text:style-name="Internet_20_link" text:visited-style-name="Visited_20_Internet_20_Link"><text:span text:style-name="T6">sergio.garcia</text:span></text:a><text:a xlink:type="simple" xlink:href="mailto:alfredo.oltra@ceedcv.es" text:style-name="Internet_20_link" text:visited-style-name="Visited_20_Internet_20_Link"><text:span text:style-name="T7">@ceedcv.es</text:span></text:a></text:p>
      <text:p text:style-name="P11">201<text:span text:style-name="T13">9</text:span>/20<text:span text:style-name="T13">20</text:span></text:p>
      <text:p text:style-name="P12"><text:tab/><text:tab/><text:tab/><text:tab/><text:tab/><text:tab/><text:tab/><text:tab/><text:tab/><text:tab/>Versión:<text:date style:data-style-name="N104" text:date-value="2019-09-26T12:34:11.985097420">190926</text:date>.<text:time style:data-style-name="N105" text:time-value="2019-09-26T12:34:11.985240122">1234</text:ti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0">U0<text:user-field-get text:name="NumeroTema">7</text:user-field-get>. <text:user-field-get text:name="Tema">Windows administration</text:user-field-get></text:p>
      <text:p text:style-name="P10"/>
      <text:h text:style-name="Heading_20_1" text:outline-level="1">Vocabulary</text:h>
      <text:p text:style-name="Text_20_body">General:</text:p>
      <text:list xml:id="list2503817603" text:style-name="L1">
        <text:list-item>
          <text:p text:style-name="P16">file: fichero</text:p>
        </text:list-item>
        <text:list-item>
          <text:p text:style-name="P16">folder: directorio</text:p>
        </text:list-item>
        <text:list-item>
          <text:p text:style-name="P16">resource: recurso</text:p>
        </text:list-item>
        <text:list-item>
          <text:p text:style-name="P17"><text:span text:style-name="T11">owner</text:span>: <text:span text:style-name="T11">dueño.</text:span></text:p>
        </text:list-item>
        <text:list-item>
          <text:p text:style-name="P17"><text:span text:style-name="T11">inheritance</text:span>: <text:span text:style-name="T11">herencia</text:span></text:p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9"/>
      <text:p text:style-name="P7">Verbos:</text:p>
      <text:list xml:id="list2710233666" text:style-name="L2">
        <text:list-item>
          <text:p text:style-name="P18"><text:span text:style-name="T3">to </text:span><text:span text:style-name="T4">grant</text:span><text:span text:style-name="T3">: </text:span><text:span text:style-name="T4">conceder</text:span></text:p>
        </text:list-item>
        <text:list-item>
          <text:p text:style-name="P19"><text:span text:style-name="T3">to </text:span><text:span text:style-name="T4">collide</text:span><text:span text:style-name="T3">: </text:span><text:span text:style-name="T4">colisionar</text:span></text:p>
        </text:list-item>
        <text:list-item>
          <text:p text:style-name="P20">to append: <text:s/>añadir al final</text:p>
        </text:list-item>
        <text:list-item>
          <text:p text:style-name="P21">to inherit: heredar</text:p>
        </text:list-item>
      </text:list>
      <text:list xml:id="list1472325307" text:style-name="L3">
        <text:list-header>
          <text:p text:style-name="P22"><text:s/></text:p>
        </text:list-header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6H29M35S</meta:editing-duration>
    <meta:editing-cycles>32</meta:editing-cycles>
    <meta:generator>LibreOffice/6.3.1.2$Linux_X86_64 LibreOffice_project/30$Build-2</meta:generator>
    <dc:title>Plantilla CEED</dc:title>
    <meta:initial-creator>Alfredo Oltra Orengo</meta:initial-creator>
    <dc:date>2019-09-26T12:34:11.851614459</dc:date>
    <meta:document-statistic meta:table-count="0" meta:image-count="1" meta:object-count="0" meta:page-count="2" meta:paragraph-count="27" meta:word-count="79" meta:character-count="546" meta:non-whitespace-character-count="488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